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4f6a" officeooo:paragraph-rsid="000b4f6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4f6a" officeooo:paragraph-rsid="000b4f6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normal" officeooo:rsid="000b4f6a" officeooo:paragraph-rsid="000b4f6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normal" officeooo:rsid="000b4f6a" officeooo:paragraph-rsid="000d484e" style:font-weight-asian="normal" style:font-weight-complex="normal"/>
    </style:style>
    <style:style style:name="T1" style:family="text">
      <style:text-properties officeooo:rsid="000d4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 Cha</text:p>
      <text:p text:style-name="P1">CSCI 119</text:p>
      <text:p text:style-name="P1">Lab 6</text:p>
      <text:p text:style-name="P1"/>
      <text:p text:style-name="P2">Building a Grammar for Arithmetic Expressions</text:p>
      <text:p text:style-name="P2"/>
      <text:p text:style-name="P2"/>
      <text:p text:style-name="P4">Exp<text:tab/> → <text:tab/>Exp <text:s/>+ Term | Exp <text:s/>– Term | Term | <text:span text:style-name="T1">є</text:span></text:p>
      <text:p text:style-name="P4">Term<text:tab/> → <text:tab/>Term * Pwr <text:s/>| Term / Pwr <text:s/>| Pwr <text:s/>| <text:span text:style-name="T1">є</text:span></text:p>
      <text:p text:style-name="P3">Pwr <text:tab/> → <text:tab/>^ Fact | <text:span text:style-name="T1">є</text:span></text:p>
      <text:p text:style-name="P3">Fact<text:tab/> → <text:tab/>Num | ( Exp )</text:p>
      <text:p text:style-name="P3">Num<text:tab/> → <text:tab/>0 | 1 | 2 | 3 | 4 | 5 | 6 | 7 | 8 |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0:15:45.215000000</meta:creation-date>
    <dc:date>2015-10-26T10:32:37.583000000</dc:date>
    <meta:editing-duration>PT1M41S</meta:editing-duration>
    <meta:editing-cycles>1</meta:editing-cycles>
    <meta:document-statistic meta:table-count="0" meta:image-count="0" meta:object-count="0" meta:page-count="1" meta:paragraph-count="9" meta:word-count="71" meta:character-count="240" meta:non-whitespace-character-count="161"/>
    <meta:generator>LibreOffice/4.4.0.3$Windows_x86 LibreOffice_project/de093506bcdc5fafd9023ee680b8c60e3e0645d7</meta:generator>
  </office:meta>
</office:document-meta>
</file>